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19">
      <style:paragraph-properties fo:margin-top="0cm" fo:margin-bottom="0cm" fo:line-height="100%" style:writing-mode="lr-tb"/>
      <style:text-properties style:language-asian="ja" style:country-asian="JP"/>
    </style:style>
    <style:style style:name="P9" style:family="paragraph" style:parent-style-name="Text_20_body" style:list-style-name="L19">
      <style:paragraph-properties fo:margin-top="0cm" fo:margin-bottom="0cm" fo:line-height="100%" style:writing-mode="lr-tb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1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2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style:font-size-asian="13pt" style:language-asian="ja" style:country-asian="JP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0"/>
      <text:p text:style-name="P14"/>
      <text:p text:style-name="P12"><text:span text:style-name="T3">15_X</text:span>--------------------------------------------------------------------</text:p>
      <text:p text:style-name="P17">res free# JVEMV6 46# 15_X / 46. art / 15. flute_japanese / 20200428_182256</text:p>
      <text:p text:style-name="P12"/>
      <text:p text:style-name="P12">[do] <text:span text:style-name="T5">#_ </text:span></text:p>
      <text:list xml:id="list3436909411879333908" text:style-name="L18">
        <text:list-item>
          <text:p text:style-name="P2">REVIEW </text:p>
        </text:list-item>
        <text:list-item>
          <text:p text:style-name="P2">TASK-1</text:p>
          <text:list>
            <text:list-item>
              <text:p text:style-name="P2">blow</text:p>
              <text:list>
                <text:list-item>
                  <text:p text:style-name="P2"><text:span text:style-name="T5">~#_ </text:span>oct<text:span text:style-name="T7">ave</text:span></text:p>
                </text:list-item>
              </text:list>
            </text:list-item>
          </text:list>
        </text:list-item>
        <text:list-item>
          <text:p text:style-name="P2"/>
        </text:list-item>
      </text:list>
      <text:p text:style-name="P12">[next]</text:p>
      <text:list xml:id="list2861434678989116237" text:style-name="L19">
        <text:list-item>
          <text:p text:style-name="P9"><text:span text:style-name="T1">TASK</text:span></text:p>
          <text:list>
            <text:list-item>
              <text:p text:style-name="P9"><text:span text:style-name="T1">blow</text:span></text:p>
              <text:list>
                <text:list-item>
                  <text:p text:style-name="P9"><text:span text:style-name="T1">oct</text:span><text:span text:style-name="T2">ave</text:span></text:p>
                </text:list-item>
                <text:list-item>
                  <text:p text:style-name="P9"><text:span text:style-name="T2">other notes : D,E, a.o.</text:span></text:p>
                </text:list-item>
              </text:list>
            </text:list-item>
          </text:list>
        </text:list-item>
        <text:list-item>
          <text:p text:style-name="P9"><text:span text:style-name="T2">TASK</text:span></text:p>
          <text:list>
            <text:list-item>
              <text:p text:style-name="P8"><text:span text:style-name="T1">今回のメロディ　=&gt;　もう一度、吹こう</text:span></text:p>
            </text:list-item>
          </text:list>
        </text:list-item>
      </text:list>
      <text:p text:style-name="P12">[further]</text:p>
      <text:list xml:id="list10301214821052428" text:style-name="L17">
        <text:list-item>
          <text:p text:style-name="P13"/>
        </text:list-item>
      </text:list>
      <text:p text:style-name="P19"><text:line-break/><text:span text:style-name="T6">[/ XXX] </text:span></text:p>
      <text:p text:style-name="P19"/>
      <text:p text:style-name="P10"><text:soft-page-break/>@@@</text:p>
      <text:p text:style-name="P12"><text:span text:style-name="T3">15_X</text:span>--------------------------------------------------------------------</text:p>
      <text:p text:style-name="P17">res free# JVEMV6 46# 15_X / 46. art / 15. flute_japanese / XXX</text:p>
      <text:p text:style-name="P12"/>
      <text:p text:style-name="P12">[do] <text:span text:style-name="T5">#_ </text:span></text:p>
      <text:list xml:id="list1755915564192360434" text:style-name="L20">
        <text:list-item>
          <text:p text:style-name="P3">REVIEW </text:p>
        </text:list-item>
        <text:list-item>
          <text:p text:style-name="P3">TASK-1</text:p>
        </text:list-item>
        <text:list-item>
          <text:p text:style-name="P3">T-1.1</text:p>
        </text:list-item>
        <text:list-item>
          <text:p text:style-name="P3"/>
        </text:list-item>
      </text:list>
      <text:p text:style-name="P12"/>
      <text:p text:style-name="P12">[next]</text:p>
      <text:list xml:id="list8332410629429400418" text:style-name="L23">
        <text:list-item>
          <text:p text:style-name="P6">TASK</text:p>
        </text:list-item>
      </text:list>
      <text:p text:style-name="P12">[further]</text:p>
      <text:list xml:id="list1654929398448432144" text:style-name="L24">
        <text:list-item>
          <text:p text:style-name="P7"/>
        </text:list-item>
      </text:list>
      <text:p text:style-name="P19"><text:line-break/><text:span text:style-name="T6">[/ XXX] </text:span></text:p>
      <text:p text:style-name="P19"/>
      <text:p text:style-name="P14"/>
      <text:p text:style-name="P11">----------------------------------------- [TEMPLATE] 20200427_130632</text:p>
      <text:p text:style-name="P12"><text:span text:style-name="T3">15_X</text:span>--------------------------------------------------------------------</text:p>
      <text:p text:style-name="P17">res free# JVEMV6 46# 15_X / 46. art / 15. flute_japanese / XXX</text:p>
      <text:p text:style-name="P12"/>
      <text:p text:style-name="P12">[do] <text:span text:style-name="T5">#_ </text:span></text:p>
      <text:list xml:id="list39371500" text:continue-list="list1755915564192360434" text:style-name="L20">
        <text:list-item>
          <text:p text:style-name="P3">REVIEW </text:p>
        </text:list-item>
        <text:list-item>
          <text:p text:style-name="P3">TASK-1</text:p>
        </text:list-item>
        <text:list-item>
          <text:p text:style-name="P3"><text:soft-page-break/>T-1.1</text:p>
        </text:list-item>
        <text:list-item>
          <text:p text:style-name="P3"/>
        </text:list-item>
      </text:list>
      <text:p text:style-name="P12"/>
      <text:p text:style-name="P12">[next]</text:p>
      <text:list xml:id="list171075278943363057" text:style-name="L21">
        <text:list-item>
          <text:p text:style-name="P4">TASK</text:p>
        </text:list-item>
      </text:list>
      <text:p text:style-name="P12">[further]</text:p>
      <text:list xml:id="list8398489452955500358" text:style-name="L22">
        <text:list-item>
          <text:p text:style-name="P5"/>
        </text:list-item>
      </text:list>
      <text:p text:style-name="P19"><text:line-break/><text:span text:style-name="T6">[/ XXX] </text:span></text:p>
      <text:p text:style-name="P19"/>
      <text:p text:style-name="P15"/>
      <text:p text:style-name="P12">/ <text:span text:style-name="T4">------------------------------------------------ [TEMPLATE] 20200427_130632 /</text:span></text:p>
      <text:p text:style-name="P12"><text:span text:style-name="T4">------------------------------------------ DOCS (Materials)</text:span></text:p>
      <text:p text:style-name="P12"><text:span text:style-name="T4"/></text:p>
      <text:p text:style-name="P12"><text:span text:style-name="T4">-------------------------------------- TOPICS</text:span></text:p>
      <text:p text:style-name="P12"><text:span text:style-name="T4"/></text:p>
      <text:p text:style-name="P12"><text:span text:style-name="T4"/></text:p>
      <text:p text:style-name="P12"><text:span text:style-name="T4">-------------------------------------- SYMBOLS<text:tab/>20200327_163426</text:span></text:p>
      <text:p text:style-name="P12"><text:span text:style-name="T4">#<text:tab/>complete<text:tab/></text:span></text:p>
      <text:p text:style-name="P12"><text:span text:style-name="T4">*<text:tab/>started reading</text:span></text:p>
      <text:p text:style-name="P12"><text:span text:style-name="T4">%<text:tab/>omit</text:span></text:p>
      <text:p text:style-name="P12"><text:span text:style-name="T4">:w<text:tab/>keywords</text:span></text:p>
      <text:p text:style-name="P12"><text:span text:style-name="T4">:?<text:tab/>want to know</text:span></text:p>
      <text:p text:style-name="P12"><text:span text:style-name="T4">:m<text:tab/>memos</text:span></text:p>
      <text:p text:style-name="P12"><text:span text:style-name="T4">:#1<text:tab/>bookmark</text:span></text:p>
      <text:p text:style-name="P12"><text:span text:style-name="T4">:ref<text:tab/>refered document</text:span></text:p>
      <text:p text:style-name="P12"><text:soft-page-break/><text:span text:style-name="T4"/></text:p>
      <text:p text:style-name="P12"><text:span text:style-name="T4"/></text:p>
      <text:p text:style-name="P12"><text:span text:style-name="T4">------------------------------------------ SEARCHES</text:span></text:p>
      <text:p text:style-name="P12"><text:span text:style-name="T4"/></text:p>
      <text:p text:style-name="P12"><text:span text:style-name="T4">------------------------------------------ CLOSING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2"><text:span text:style-name="T4">r a &amp;&amp; git add -A &amp;&amp; git commit -m ^"(res : JVE_46#15 : flute_japanese) periodical updates^" &amp;&amp; e &amp;&amp; p</text:span>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a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7"/>
      <text:p text:style-name="P17"/>
      <text:p text:style-name="P1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28T19:15:24.75</dc:date>
    <dc:creator>iwabuchi ken</dc:creator>
    <meta:editing-duration>PT1H39M30S</meta:editing-duration>
    <meta:editing-cycles>22</meta:editing-cycles>
    <meta:generator>OpenOffice/4.1.3$Win32 OpenOffice.org_project/413m1$Build-9783</meta:generator>
    <meta:document-statistic meta:table-count="1" meta:image-count="0" meta:object-count="0" meta:page-count="4" meta:paragraph-count="55" meta:word-count="187" meta:character-count="1347"/>
  </office:meta>
</office:document-meta>
</file>